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0f99f892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10662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e3fa52"/>
    </style:style>
    <style:style style:name="P46" style:family="paragraph" style:parent-style-name="Standard">
      <style:text-properties officeooo:paragraph-rsid="0d5d07c4"/>
    </style:style>
    <style:style style:name="P47" style:family="paragraph" style:parent-style-name="Standard">
      <style:text-properties officeooo:paragraph-rsid="0d72706e"/>
    </style:style>
    <style:style style:name="P48" style:family="paragraph" style:parent-style-name="Standard">
      <style:text-properties officeooo:paragraph-rsid="0dbec325"/>
    </style:style>
    <style:style style:name="P49" style:family="paragraph" style:parent-style-name="Standard">
      <style:text-properties officeooo:paragraph-rsid="0e8aa5aa"/>
    </style:style>
    <style:style style:name="P50" style:family="paragraph" style:parent-style-name="Standard">
      <style:text-properties officeooo:rsid="0e8aa5aa" officeooo:paragraph-rsid="0e8aa5aa"/>
    </style:style>
    <style:style style:name="P51" style:family="paragraph" style:parent-style-name="Standard">
      <style:text-properties officeooo:rsid="0e8aa5aa" officeooo:paragraph-rsid="0fb9804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4" style:family="paragraph" style:parent-style-name="Footnote">
      <style:text-properties officeooo:rsid="043ccc66" officeooo:paragraph-rsid="0e849f1d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ecd4bf5"/>
    </style:style>
    <style:style style:name="P57" style:family="paragraph" style:parent-style-name="Footnote">
      <style:text-properties officeooo:paragraph-rsid="0f025efd"/>
    </style:style>
    <style:style style:name="P58" style:family="paragraph" style:parent-style-name="Standard">
      <style:text-properties officeooo:paragraph-rsid="0f0649dd"/>
    </style:style>
    <style:style style:name="P59" style:family="paragraph" style:parent-style-name="Footnote">
      <style:text-properties officeooo:paragraph-rsid="0f140c00"/>
    </style:style>
    <style:style style:name="P60" style:family="paragraph" style:parent-style-name="Standard">
      <style:text-properties officeooo:paragraph-rsid="0f466349"/>
    </style:style>
    <style:style style:name="P61" style:family="paragraph" style:parent-style-name="Footnote">
      <style:text-properties officeooo:paragraph-rsid="0f12f362"/>
    </style:style>
    <style:style style:name="P62" style:family="paragraph" style:parent-style-name="Footnote">
      <style:text-properties officeooo:paragraph-rsid="0f051f9f"/>
    </style:style>
    <style:style style:name="P63" style:family="paragraph" style:parent-style-name="Standard">
      <style:text-properties officeooo:paragraph-rsid="0f99f892"/>
    </style:style>
    <style:style style:name="P64" style:family="paragraph" style:parent-style-name="Standard">
      <style:text-properties officeooo:paragraph-rsid="0fc931f5"/>
    </style:style>
    <style:style style:name="P65" style:family="paragraph" style:parent-style-name="Standard">
      <style:paragraph-properties fo:text-align="center" style:justify-single-word="false"/>
      <style:text-properties officeooo:paragraph-rsid="0cc50ec9"/>
    </style:style>
    <style:style style:name="P66" style:family="paragraph" style:parent-style-name="Standard">
      <style:paragraph-properties fo:text-align="center" style:justify-single-word="false"/>
      <style:text-properties officeooo:paragraph-rsid="0c8b5238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fc3b2a9"/>
    </style:style>
    <style:style style:name="P69" style:family="paragraph" style:parent-style-name="Standard">
      <style:paragraph-properties fo:text-align="center" style:justify-single-word="false"/>
      <style:text-properties officeooo:paragraph-rsid="0fb98046"/>
    </style:style>
    <style:style style:name="P70" style:family="paragraph" style:parent-style-name="Standard">
      <style:paragraph-properties fo:text-align="center" style:justify-single-word="false"/>
      <style:text-properties officeooo:paragraph-rsid="0d8c21b9"/>
    </style:style>
    <style:style style:name="P71" style:family="paragraph" style:parent-style-name="Standard">
      <style:paragraph-properties fo:text-align="center" style:justify-single-word="false"/>
      <style:text-properties officeooo:paragraph-rsid="0fd58c4e"/>
    </style:style>
    <style:style style:name="P72" style:family="paragraph" style:parent-style-name="Standard">
      <style:paragraph-properties fo:text-align="center" style:justify-single-word="false"/>
      <style:text-properties officeooo:paragraph-rsid="0cc5fe5b"/>
    </style:style>
    <style:style style:name="P73" style:family="paragraph" style:parent-style-name="Standard">
      <style:paragraph-properties fo:text-align="center" style:justify-single-word="false"/>
      <style:text-properties officeooo:paragraph-rsid="0e38fc62"/>
    </style:style>
    <style:style style:name="P74" style:family="paragraph" style:parent-style-name="Standard">
      <style:paragraph-properties fo:text-align="center" style:justify-single-word="false"/>
      <style:text-properties officeooo:paragraph-rsid="0e82f1b0"/>
    </style:style>
    <style:style style:name="P75" style:family="paragraph" style:parent-style-name="Standard">
      <style:text-properties officeooo:paragraph-rsid="0fad1a3f"/>
    </style:style>
    <style:style style:name="P76" style:family="paragraph" style:parent-style-name="Standard">
      <style:text-properties officeooo:paragraph-rsid="0e0463fc"/>
    </style:style>
    <style:style style:name="P77" style:family="paragraph" style:parent-style-name="Standard">
      <style:text-properties officeooo:paragraph-rsid="0fc57c5b"/>
    </style:style>
    <style:style style:name="P78" style:family="paragraph" style:parent-style-name="Standard">
      <style:text-properties officeooo:paragraph-rsid="10098495"/>
    </style:style>
    <style:style style:name="P79" style:family="paragraph" style:parent-style-name="Standard">
      <style:text-properties officeooo:paragraph-rsid="100ce10d"/>
    </style:style>
    <style:style style:name="P80" style:family="paragraph" style:parent-style-name="Footnote">
      <style:text-properties officeooo:paragraph-rsid="0f8706e5"/>
    </style:style>
    <style:style style:name="P81" style:family="paragraph" style:parent-style-name="Standard">
      <style:text-properties officeooo:rsid="101e3872" officeooo:paragraph-rsid="101e3872"/>
    </style:style>
    <style:style style:name="P82" style:family="paragraph" style:parent-style-name="Standard">
      <style:text-properties officeooo:paragraph-rsid="101fb94a"/>
    </style:style>
    <style:style style:name="P83" style:family="paragraph" style:parent-style-name="Standard">
      <style:text-properties officeooo:paragraph-rsid="10245b8e"/>
    </style:style>
    <style:style style:name="P84" style:family="paragraph" style:parent-style-name="Standard">
      <style:text-properties officeooo:paragraph-rsid="10259f28"/>
    </style:style>
    <style:style style:name="P85" style:family="paragraph" style:parent-style-name="Standard">
      <style:text-properties officeooo:paragraph-rsid="10279665"/>
    </style:style>
    <style:style style:name="P86" style:family="paragraph" style:parent-style-name="Standard">
      <style:text-properties officeooo:rsid="104324ed" officeooo:paragraph-rsid="102a6057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1010268e" style:font-size-asian="12pt" style:font-size-complex="12pt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Liberation Sans" fo:font-size="10pt" officeooo:rsid="0db4d737" style:font-size-asian="10pt" style:font-size-complex="10pt"/>
    </style:style>
    <style:style style:name="T16" style:family="text">
      <style:text-properties style:font-name="Liberation Sans" fo:font-size="10pt" officeooo:rsid="0db5d4ba" style:font-size-asian="10pt" style:font-size-complex="10pt"/>
    </style:style>
    <style:style style:name="T17" style:family="text">
      <style:text-properties style:font-name="Liberation Sans" fo:font-size="10pt" officeooo:rsid="0f856ad1" style:font-size-asian="10pt" style:font-size-complex="10pt"/>
    </style:style>
    <style:style style:name="T18" style:family="text">
      <style:text-properties style:font-name="Liberation Sans" fo:font-size="10pt" officeooo:rsid="101aa524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officeooo:rsid="0f19e10f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0984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0bee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9ec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cca2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1942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e927a73" style:font-size-asian="10pt" style:language-asian="nl" style:country-asian="NL" style:font-style-asian="normal" style:font-name-complex="Bitstream Vera Sans" style:font-size-complex="10pt" style:font-style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10194204" style:font-size-asian="10pt" style:language-asian="nl" style:country-asian="NL" style:font-style-asian="normal" style:font-name-complex="Bitstream Vera Sans" style:font-size-complex="10pt" style:font-style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101875c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6" style:family="text">
      <style:text-properties fo:color="#000000" loext:opacity="100%" style:font-name="Liberation Sans" fo:font-size="12pt" style:font-size-asian="12pt" style:font-size-complex="12pt"/>
    </style:style>
    <style:style style:name="T20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26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27" style:family="text">
      <style:text-properties fo:color="#000000" loext:opacity="100%" style:font-name="Liberation Sans1" fo:font-size="12pt" officeooo:rsid="102d54c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28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9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0" style:family="text">
      <style:text-properties style:use-window-font-color="true" loext:opacity="0%" style:font-name="Liberation Sans" officeooo:rsid="047da547"/>
    </style:style>
    <style:style style:name="T23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1017154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4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5" style:family="text">
      <style:text-properties style:use-window-font-color="true" loext:opacity="0%" style:font-name="Liberation Sans" fo:font-size="12pt" style:font-size-asian="12pt" style:font-size-complex="12pt"/>
    </style:style>
    <style:style style:name="T266" style:family="text">
      <style:text-properties style:use-window-font-color="true" loext:opacity="0%" style:font-name="Liberation Sans" officeooo:rsid="0efd8e5c"/>
    </style:style>
    <style:style style:name="T267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8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officeooo:rsid="04473353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9420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5" style:family="text">
      <style:text-properties officeooo:rsid="0e80285f"/>
    </style:style>
    <style:style style:name="T276" style:family="text">
      <style:text-properties officeooo:rsid="0e838e2a"/>
    </style:style>
    <style:style style:name="T277" style:family="text">
      <style:text-properties officeooo:rsid="0e83c34e"/>
    </style:style>
    <style:style style:name="T27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5" style:family="text">
      <style:text-properties officeooo:rsid="0f0ca65a"/>
    </style:style>
    <style:style style:name="T286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5fe4687" fo:background-color="#ffff00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287" style:family="text">
      <style:text-properties fo:font-style="italic" officeooo:rsid="04473353" style:font-style-asian="italic" style:font-style-complex="itali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7"><text:span text:style-name="T174">C</text:span><text:span text:style-name="T173">hecklist voor </text:span><text:span text:style-name="T175">de installatie</text:span><text:span text:style-name="T173"> van </text:span><text:span text:style-name="T173"><text:user-field-get text:name="Distro">Debian</text:user-field-get></text:span><text:span text:style-name="T176"><text:s/></text:span><text:span text:style-name="T176"><text:user-field-get text:name="Version">12</text:user-field-get></text:span><text:span text:style-name="Strong_20_Emphasis"><text:span text:style-name="T203"><text:s/></text:span></text:span><text:span text:style-name="Strong_20_Emphasis"><text:span text:style-name="T204">LTS</text:span></text:span><text:span text:style-name="T177"><text:note text:id="ftn1" text:note-class="footnote"><text:note-citation>1</text:note-citation><text:note-body><text:p text:style-name="P19"><text:span text:style-name="T208">LTS</text:span><text:span text:style-name="T214"> </text:span><text:span text:style-name="T215">staat voor</text:span><text:span text:style-name="T216"> </text:span><text:span text:style-name="T208">Long-Term Support, langetermijnondersteuning, </text:span><text:span text:style-name="T217">en </text:span><text:span text:style-name="T219">d</text:span><text:span text:style-name="T217">eze </text:span><text:span text:style-name="T223"><text:user-field-get text:name="Distro">Debian</text:user-field-get></text:span><text:span text:style-name="T224"><text:s/></text:span><text:span text:style-name="T224"><text:user-field-get text:name="Version">12</text:user-field-get></text:span><text:span text:style-name="Strong_20_Emphasis"><text:span text:style-name="T205"><text:s/></text:span></text:span><text:span text:style-name="T217">LTS </text:span><text:span text:style-name="T220">(codenaam </text:span><text:span text:style-name="T222">bookworm</text:span><text:span text:style-name="T220">) </text:span><text:span text:style-name="T215">van</text:span><text:span text:style-name="T218"> </text:span><text:span text:style-name="T222">juni</text:span><text:span text:style-name="T211"> </text:span><text:span text:style-name="Strong_20_Emphasis"><text:span text:style-name="T128"><text:user-field-get text:name="Releaseyear">2023</text:user-field-get></text:span></text:span><text:span text:style-name="T211"><text:s/></text:span><text:span text:style-name="T208">wordt </text:span><text:span text:style-name="T212">vijf</text:span><text:span text:style-name="T208"> jaar onder</text:span><text:span text:style-name="T221">steund</text:span><text:span text:style-name="T213"> </text:span><text:span text:style-name="T208">tot </text:span><text:span text:style-name="T222">juni</text:span><text:span text:style-name="T209"> </text:span><text:span text:style-name="T208">202</text:span><text:span text:style-name="T222">8</text:span><text:span text:style-name="T210">.</text:span></text:p></text:note-body></text:note></text:span><text:span text:style-name="T178"> </text:span><text:span text:style-name="T178"><text:user-field-get text:name="Edition">server</text:user-field-get></text:span><text:span text:style-name="T179">.<text:line-break/></text:span><text:span text:style-name="T286">lopende werkzaamheden</text:span></text:p>
      <text:p text:style-name="P35"/>
      <text:p text:style-name="P34"><text:span text:style-name="T19">Vul </text:span><text:span text:style-name="T20">achter</text:span><text:span text:style-name="T12"> de </text:span><text:span text:style-name="Definition"><text:span text:style-name="T285">ONDERSTREEPTE</text:span></text:span><text:span text:style-name="T1"> </text:span><text:span text:style-name="T13">woorden</text:span><text:span text:style-name="T12"> het</text:span><text:span text:style-name="Strong_20_Emphasis"><text:span text:style-name="T284"> </text:span></text:span><text:span text:style-name="Strong_20_Emphasis"><text:span text:style-name="T283">tekstvak</text:span></text:span><text:span text:style-name="T13"> </text:span><text:span text:style-name="T19">in,</text:span><text:span text:style-name="T13"> </text:span><text:span text:style-name="T230">zie </text:span><text:span text:style-name="T266">[</text:span><text:span text:style-name="T230">toelichting</text:span><text:span text:style-name="T266">]</text:span><text:span text:style-name="T13">:</text:span></text:p>
      <text:p text:style-name="P23"><text:span text:style-name="Definition"><text:span text:style-name="T232">g</text:span></text:span><text:span text:style-name="Definition"><text:span text:style-name="T231">ebruiker</text:span></text:span><text:span text:style-name="T236"><text:tab/><text:tab/></text:span><text:span text:style-name="T265"> <text:tab/><text:tab/></text:span><draw:control text:anchor-type="as-char" svg:y="-0.429cm" draw:z-index="7" draw:name="Gebruiker" draw:style-name="gr2" draw:text-style-name="P93" svg:width="6.002cm" svg:height="0.6cm" draw:control="control8"><svg:title>Gebruiker</svg:title><svg:desc>Volledige naam, bijv. Jan Stek</svg:desc></draw:control><text:span text:style-name="T237"><text:tab/></text:span><text:span text:style-name="T238">[</text:span><text:span text:style-name="T233">volledige naam, bijv. </text:span><text:span text:style-name="T262">J</text:span><text:span text:style-name="T263">a</text:span><text:span text:style-name="T262">n </text:span><text:span text:style-name="T263">Jansen</text:span><text:span text:style-name="T264">]</text:span></text:p>
      <text:p text:style-name="Standard"><text:span text:style-name="Definition"><text:span text:style-name="T232">g</text:span></text:span><text:span text:style-name="Definition">ebruikersnaam</text:span><text:span text:style-name="T231"><text:tab/></text:span><text:span text:style-name="T231"><draw:control text:anchor-type="as-char" svg:y="-0.429cm" draw:z-index="8" draw:name="Gberuikersnaam" draw:style-name="gr2" draw:text-style-name="P93" svg:width="6.002cm" svg:height="0.6cm" draw:control="control9"><svg:title>Gebruikersnaam</svg:title><svg:desc>Korte naam, bijv. jan</svg:desc></draw:control></text:span><text:span text:style-name="T231"><text:tab/></text:span><text:span text:style-name="T7">[</text:span><text:span text:style-name="T6">korte naam, bijv. </text:span><text:span text:style-name="T193">j</text:span><text:span text:style-name="T194">a</text:span><text:span text:style-name="T193">n</text:span><text:span text:style-name="T195">]</text:span></text:p>
      <text:p text:style-name="P20"><text:span text:style-name="Definition"><text:span text:style-name="T240">c</text:span></text:span><text:span text:style-name="Definition">omputernaam</text:span><text:span text:style-name="T239"><text:tab/><text:tab/></text:span><text:span text:style-name="T237"><draw:control text:anchor-type="as-char" svg:y="-0.429cm" draw:z-index="9" draw:name="Computernaam" draw:style-name="gr2" draw:text-style-name="P93" svg:width="6.002cm" svg:height="0.6cm" draw:control="control10"><svg:title>Computernaam</svg:title><svg:desc>Unieke naam van de computer</svg:desc></draw:control></text:span><text:span text:style-name="T237"><text:tab/></text:span><text:span text:style-name="T248">[</text:span><text:span text:style-name="T244">naam van de </text:span><text:span text:style-name="T250">computer</text:span><text:span text:style-name="T245">, </text:span><text:span text:style-name="T246">bijv. </text:span><text:span text:style-name="T249">sv</text:span><text:span text:style-name="T247">02</text:span><text:span text:style-name="T248">]</text:span></text:p>
      <text:p text:style-name="P20"><text:span text:style-name="Definition"><text:span text:style-name="T232">o</text:span></text:span><text:span text:style-name="Definition"><text:span text:style-name="T231">pstartmenu</text:span></text:span><text:span text:style-name="T237"><text:tab/><text:tab/><text:tab/></text:span><text:span text:style-name="T237"><draw:control text:anchor-type="as-char" svg:y="-0.429cm" draw:z-index="10" draw:name="Opstartmenu" draw:style-name="gr2" draw:text-style-name="P93" svg:width="6.002cm" svg:height="0.6cm" draw:control="control11"><svg:title>Opstartmenu</svg:title><svg:desc>Toets voor het opstartmenu ("bootmenu")</svg:desc></draw:control></text:span><text:span text:style-name="T237"><text:tab/></text:span><text:span text:style-name="T248">[</text:span><text:span text:style-name="T244">to</text:span><text:span text:style-name="T251">ets voor het opstartmedium</text:span><text:span text:style-name="T252">]</text:span></text:p>
      <text:p text:style-name="P22"><text:span text:style-name="Definition"><text:span text:style-name="T241">i</text:span></text:span><text:span text:style-name="Definition"><text:span text:style-name="T242">nstellingen</text:span></text:span><text:span text:style-name="T243"><text:tab/> <text:tab/><text:tab/></text:span><text:span text:style-name="T243"><draw:control text:anchor-type="as-char" svg:y="-0.429cm" draw:z-index="6" draw:name="Instellingen" draw:style-name="gr2" draw:text-style-name="P93" svg:width="6.002cm" svg:height="0.6cm" draw:control="control7"><svg:title>Instellingen</svg:title><svg:desc>Toets voor het BIOS/UEFI-scherm ("setup")</svg:desc></draw:control></text:span><text:span text:style-name="T243"><text:tab/></text:span><text:span text:style-name="T248">[</text:span><text:span text:style-name="T244">toets voor het UEFI-BIOS-scherm</text:span><text:span text:style-name="T248">]</text:span></text:p>
      <text:p text:style-name="P21"><text:span text:style-name="Definition"><text:span text:style-name="T255">g</text:span></text:span><text:span text:style-name="Definition"><text:span text:style-name="T254">ebruiker</text:span></text:span><text:span text:style-name="Definition"><text:span text:style-name="T256">2</text:span></text:span><text:span text:style-name="T253"><text:tab/></text:span><text:span text:style-name="T265"> <text:tab/><text:tab/></text:span><text:span text:style-name="T237"><draw:control text:anchor-type="as-char" svg:y="-0.429cm" draw:z-index="15" draw:name="Gebruiker 1" draw:style-name="gr2" draw:text-style-name="P93" svg:width="6.002cm" svg:height="0.6cm" draw:control="control16"><svg:title>Gebruiker</svg:title><svg:desc>Volledige naam, bijv. Jan Stek</svg:desc></draw:control></text:span><text:span text:style-name="T237"><text:tab/></text:span><text:span text:style-name="T238">[</text:span><text:span text:style-name="T233">volledige naam </text:span><text:span text:style-name="T234">evt. 2</text:span><text:span text:style-name="T267">e</text:span><text:span text:style-name="T234"> gebruiker</text:span><text:span text:style-name="T235">]</text:span></text:p>
      <text:p text:style-name="P56"><text:span text:style-name="Definition"><text:span text:style-name="T255">g</text:span></text:span><text:span text:style-name="Definition"><text:span text:style-name="T254">ebruikersnaam</text:span></text:span><text:span text:style-name="Definition"><text:span text:style-name="T256">2</text:span></text:span><text:span text:style-name="T254"><text:tab/></text:span><text:span text:style-name="T231"><draw:control text:anchor-type="as-char" svg:y="-0.429cm" draw:z-index="16" draw:name="Gberuikersnaam 1" draw:style-name="gr2" draw:text-style-name="P93" svg:width="6.002cm" svg:height="0.6cm" draw:control="control17"><svg:title>Gebruikersnaam</svg:title><svg:desc>Korte naam, bijv. jan</svg:desc></draw:control></text:span><text:span text:style-name="T231"><text:tab/></text:span><text:span text:style-name="T258">[</text:span><text:span text:style-name="T257">korte naam</text:span><text:span text:style-name="T259"> </text:span><text:span text:style-name="T260">evt. 2</text:span><text:span text:style-name="T268">e</text:span><text:span text:style-name="T260"> gebruiker</text:span><text:span text:style-name="T261">]</text:span></text:p>
      <text:p text:style-name="P24"><text:span text:style-name="T180">Vervang </text:span><text:span text:style-name="T183">de</text:span><text:span text:style-name="T180"> </text:span><text:span text:style-name="Definition"><text:span text:style-name="T22">ONDERSTREEPTE</text:span></text:span><text:span text:style-name="T180"> </text:span><text:span text:style-name="T181">woorden </text:span><text:span text:style-name="T180">in deze checklist door </text:span><text:span text:style-name="T183">d</text:span><text:span text:style-name="T185">i</text:span><text:span text:style-name="T183">e </text:span><text:span text:style-name="T184">in </text:span><text:span text:style-name="T185">het</text:span><text:span text:style-name="Strong_20_Emphasis"><text:span text:style-name="T43"> </text:span></text:span><text:span text:style-name="Strong_20_Emphasis"><text:span text:style-name="T63">tekstvak</text:span></text:span><text:span text:style-name="T180">.</text:span></text:p>
      <text:p text:style-name="P28"/>
      <text:p text:style-name="P28"/>
      <text:p text:style-name="P26"><text:span text:style-name="T191">Nieuwe installatie?</text:span><text:span text:style-name="T182"><text:tab/></text:span><text:span text:style-name="T187"></text:span><text:span text:style-name="T189"><text:tab/></text:span><text:span text:style-name="T188">B</text:span><text:span text:style-name="T182">egin bij hoofdstuk </text:span><text:span text:style-name="T191"><text:bookmark-ref text:reference-format="page" text:ref-name="__RefNumPara__4009_1271708128">2</text:bookmark-ref></text:span><text:span text:style-name="T191"><text:s text:c="2"/></text:span><text:span text:style-name="T192"><text:bookmark-ref text:reference-format="text" text:ref-name="__RefNumPara__4009_1271708128">Installatie uitvoeren</text:bookmark-ref></text:span><text:span text:style-name="T186">.</text:span></text:p>
      <text:p text:style-name="P25"><text:span text:style-name="Strong_20_Emphasis"><text:span text:style-name="T190"/></text:span></text:p>
      <text:p text:style-name="P25"><text:span text:style-name="Strong_20_Emphasis"><text:span text:style-name="T190"/></text:span></text:p>
      <text:list xml:id="list1277567790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76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76"><draw:control text:anchor-type="as-char" draw:z-index="18" draw:name="Vorm 2" draw:style-name="gr1" draw:text-style-name="P92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8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39"><text:note text:id="ftn2" text:note-class="footnote"><text:note-citation>2</text:note-citation><text:note-body><text:p text:style-name="P18"><text:span text:style-name="T137">E</text:span><text:span text:style-name="T142">v</text:span><text:span text:style-name="T143">en</text:span><text:span text:style-name="T145">t</text:span><text:span text:style-name="T146">uele </text:span><text:span text:style-name="T147">extra </text:span><text:span text:style-name="Definition"><text:span text:style-name="T271">gebruiker</text:span></text:span><text:span text:style-name="T147">s aanmelden </text:span><text:span text:style-name="T148">en dezelfde stappen uitvoeren</text:span><text:span text:style-name="T144">.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38"><text:s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8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76"><draw:control text:anchor-type="as-char" draw:z-index="11" draw:name="Vorm4" draw:style-name="gr1" draw:text-style-name="P92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76"><draw:control text:anchor-type="as-char" draw:z-index="19" draw:name="Vorm 3" draw:style-name="gr1" draw:text-style-name="P92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38">Installeer </text:span></text:span><text:span text:style-name="Strong_20_Emphasis"><text:span text:style-name="T62">pakket kz</text:span></text:span><text:span text:style-name="Strong_20_Emphasis"><text:span text:style-name="T62"><text:note text:id="ftn3" text:note-class="footnote"><text:note-citation>3</text:note-citation><text:note-body><text:p text:style-name="P61"><text:span text:style-name="T276">Debian-</text:span><text:span text:style-name="T277">p</text:span>akket kz plaatst documenten en scripts van Karel Zimmer <text:span text:style-name="T275">(zie </text:span><text:a xlink:type="simple" xlink:href="https://karelzimmer.nl/" text:style-name="Internet_20_link" text:visited-style-name="Visited_20_Internet_20_Link"><text:span text:style-name="Strong_20_Emphasis"><text:span text:style-name="T274">karelzimmer.nl</text:span></text:span></text:a><text:span text:style-name="Strong_20_Emphasis"><text:span text:style-name="T164">) </text:span></text:span>voor het installeren en beheren van Debian en op Debian gebaseerd systeem zoals Ubuntu.</text:p></text:note-body></text:note></text:span></text:span><text:span text:style-name="Strong_20_Emphasis"><text:span text:style-name="T62">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8"/></text:span></text:p>
          </table:table-cell>
          <table:table-cell table:style-name="_31_._5f_Installatie_5f_voorbereiden.D4" office:value-type="string">
            <text:p text:style-name="P48"><text:span text:style-name="T4">Typ</text:span><text:span text:style-name="Strong_20_Emphasis"><text:span text:style-name="T45">, of </text:span></text:span><text:span text:style-name="Strong_20_Emphasis"><text:span text:style-name="T44">kopieer en plak, de</text:span></text:span><text:span text:style-name="Strong_20_Emphasis"><text:span text:style-name="T46">z</text:span></text:span><text:span text:style-name="Strong_20_Emphasis"><text:span text:style-name="T44">e </text:span></text:span><text:span text:style-name="Strong_20_Emphasis"><text:span text:style-name="T66">twee</text:span></text:span><text:span text:style-name="Strong_20_Emphasis"><text:span text:style-name="T47"> </text:span></text:span><text:span text:style-name="Strong_20_Emphasis"><text:span text:style-name="T44">opdrachten, ieder gevolgd door de </text:span></text:span><text:span text:style-name="Strong_20_Emphasis"><text:span text:style-name="T41">Enter</text:span></text:span><text:span text:style-name="Strong_20_Emphasis"><text:span text:style-name="T4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5" office:value-type="string">
            <text:p text:style-name="P64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4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50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76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76"><draw:control text:anchor-type="as-char" draw:z-index="20" draw:name="Vorm 6" draw:style-name="gr1" draw:text-style-name="P92" svg:width="0.35cm" svg:height="0.35cm" draw:control="control21"/></text:span></text:span></text:p>
          </table:table-cell>
          <table:table-cell table:style-name="_31_._5f_Installatie_5f_voorbereiden.D9" office:value-type="string">
            <text:p text:style-name="P46"><text:span text:style-name="Strong_20_Emphasis"><text:span text:style-name="T42">Bereid de installatie voor</text:span></text:span><text:span text:style-name="Strong_20_Emphasis"><text:span text:style-name="T40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0" office:value-type="string">
            <text:p text:style-name="P78"><text:span text:style-name="Strong_20_Emphasis"><text:span text:style-name="T67">Typ</text:span></text:span><text:span text:style-name="Strong_20_Emphasis"><text:span text:style-name="T44"> de</text:span></text:span><text:span text:style-name="Strong_20_Emphasis"><text:span text:style-name="T46">z</text:span></text:span><text:span text:style-name="Strong_20_Emphasis"><text:span text:style-name="T44">e opdracht, gevolgd door de </text:span></text:span><text:span text:style-name="Strong_20_Emphasis"><text:span text:style-name="T41">Enter</text:span></text:span><text:span text:style-name="Strong_20_Emphasis"><text:span text:style-name="T4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0" office:value-type="string">
            <text:p text:style-name="P78"><text:span text:style-name="User_20_Entry"><text:span text:style-name="T25">kz </text:span></text:span><text:span text:style-name="User_20_Entry"><text:span text:style-name="T26">menu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2" office:value-type="string">
            <text:p text:style-name="P79"><text:span text:style-name="Strong_20_Emphasis"><text:span text:style-name="T50">K</text:span></text:span><text:span text:style-name="Strong_20_Emphasis"><text:span text:style-name="T51">ie</text:span></text:span><text:span text:style-name="Strong_20_Emphasis"><text:span text:style-name="T52">s</text:span></text:span><text:span text:style-name="Strong_20_Emphasis"><text:span text:style-name="T49"> </text:span></text:span><text:span text:style-name="Strong_20_Emphasis"><text:span text:style-name="T97">1</text:span></text:span><text:span text:style-name="Strong_20_Emphasis"><text:span text:style-name="T64"> </text:span></text:span><text:span text:style-name="Strong_20_Emphasis"><text:span text:style-name="T44">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13" office:value-type="string">
            <text:p text:style-name="P51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32"/>
      <text:list xml:id="list155610705431336" text:continue-numbering="true" text:style-name="L1">
        <text:list-item>
          <text:p text:style-name="P89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76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3"><text:span text:style-name="T206">Start de computer op vanaf </text:span><text:span text:style-name="T207">een </text:span><text:span text:style-name="T199"><text:user-field-get text:name="Distro">Debian</text:user-field-get></text:span><text:span text:style-name="T200"><text:s/></text:span><text:span text:style-name="T200"><text:user-field-get text:name="Version">12</text:user-field-get></text:span><text:span text:style-name="Strong_20_Emphasis"><text:span text:style-name="T197"><text:s/></text:span></text:span><text:span text:style-name="Strong_20_Emphasis"><text:span text:style-name="T202">netinst</text:span></text:span><text:span text:style-name="T106"><text:note text:id="ftn4" text:note-class="footnote"><text:note-citation>1</text:note-citation><text:note-body><text:p text:style-name="P19"><text:span text:style-name="T269">Een netinst-image kan snel worden gedownload en vereist een werkende internetverbinding </text:span><text:span text:style-name="T287">tijdens</text:span><text:span text:style-name="T269"> de installatie.</text:span></text:p></text:note-body></text:note></text:span><text:span text:style-name="T105"> </text:span><text:span text:style-name="T110">usb</text:span><text:span text:style-name="T107">-stick</text:span><text:span text:style-name="T107"><text:note text:id="ftn5" text:note-class="footnote"><text:note-citation>2</text:note-citation><text:note-body><text:p text:style-name="P80"><text:span text:style-name="T14">D</text:span><text:span text:style-name="Strong_20_Emphasis"><text:span text:style-name="T115">ow</text:span></text:span><text:span text:style-name="Strong_20_Emphasis"><text:span text:style-name="T116">nload </text:span></text:span><text:span text:style-name="Strong_20_Emphasis"><text:span text:style-name="T113">e</text:span></text:span><text:span text:style-name="Strong_20_Emphasis"><text:span text:style-name="T117">e</text:span></text:span><text:span text:style-name="Strong_20_Emphasis"><text:span text:style-name="T118">n</text:span></text:span><text:span text:style-name="Strong_20_Emphasis"><text:span text:style-name="T136"> </text:span></text:span><text:span text:style-name="Strong_20_Emphasis"><text:span text:style-name="T167">cd</text:span></text:span><text:span text:style-name="Strong_20_Emphasis"><text:span text:style-name="T161">-beeldbestand</text:span></text:span><text:span text:style-name="Strong_20_Emphasis"><text:span text:style-name="T116"> </text:span></text:span><text:span text:style-name="Strong_20_Emphasis"><text:span text:style-name="T125">(.iso) </text:span></text:span><text:span text:style-name="Strong_20_Emphasis"><text:span text:style-name="T119">v</text:span></text:span><text:span text:style-name="Strong_20_Emphasis"><text:span text:style-name="T120">anaf</text:span></text:span><text:span text:style-name="Strong_20_Emphasis"><text:span text:style-name="T121"> </text:span></text:span><text:a xlink:type="simple" xlink:href="https://www.debian.org/download" text:style-name="Internet_20_link" text:visited-style-name="Visited_20_Internet_20_Link"><text:span text:style-name="Strong_20_Emphasis"><text:span text:style-name="T272">debian.org/download</text:span></text:span></text:a><text:span text:style-name="Strong_20_Emphasis"><text:span text:style-name="T121">, <text:line-break/></text:span></text:span><text:span text:style-name="Strong_20_Emphasis"><text:span text:style-name="T127">K</text:span></text:span><text:span text:style-name="Strong_20_Emphasis"><text:span text:style-name="T126">lik </text:span></text:span><text:span text:style-name="Strong_20_Emphasis"><text:span text:style-name="T124">op</text:span></text:span><text:span text:style-name="Strong_20_Emphasis"><text:span text:style-name="T122"> </text:span></text:span><text:span text:style-name="Strong_20_Emphasis"><text:span text:style-name="T140">debian-12.</text:span></text:span><text:span text:style-name="Strong_20_Emphasis"><text:span text:style-name="T141">x</text:span></text:span><text:span text:style-name="Strong_20_Emphasis"><text:span text:style-name="T140">.</text:span></text:span><text:span text:style-name="Strong_20_Emphasis"><text:span text:style-name="T141">y</text:span></text:span><text:span text:style-name="Strong_20_Emphasis"><text:span text:style-name="T140">-amd64-netinst.iso</text:span></text:span><text:span text:style-name="Strong_20_Emphasis"><text:span text:style-name="T116">.<text:line-break/></text:span></text:span><text:span text:style-name="Strong_20_Emphasis"><text:span text:style-name="T123">P</text:span></text:span><text:span text:style-name="T14">laats een </text:span><text:span text:style-name="T17">usb</text:span><text:span text:style-name="T14">-stick </text:span><text:span text:style-name="T15">van </text:span><text:span text:style-name="T14">min</text:span><text:span text:style-name="T16">imaal </text:span><text:span text:style-name="T18">1</text:span><text:span text:style-name="T14"> GB.</text:span></text:p><text:p text:style-name="P57"><text:span text:style-name="T14"><text:tab/></text:span><text:span text:style-name="Strong_20_Emphasis"><text:span text:style-name="T149">Zoek</text:span></text:span><text:span text:style-name="Strong_20_Emphasis"><text:span text:style-name="T150"> </text:span></text:span><text:span text:style-name="Strong_20_Emphasis"><text:span text:style-name="T169">s</text:span></text:span><text:span text:style-name="Strong_20_Emphasis"><text:span text:style-name="T170">ch</text:span></text:span><text:span text:style-name="Strong_20_Emphasis"><text:span text:style-name="T150"> en klik op het pictogram van</text:span></text:span><text:span text:style-name="Strong_20_Emphasis"><text:span text:style-name="T151"> </text:span></text:span><text:span text:style-name="Strong_20_Emphasis"><text:span text:style-name="T172">Schijven</text:span></text:span><text:span text:style-name="Strong_20_Emphasis"><text:span text:style-name="T152">. Selecteer de </text:span></text:span><text:span text:style-name="Strong_20_Emphasis"><text:span text:style-name="T168">usb</text:span></text:span><text:span text:style-name="Strong_20_Emphasis"><text:span text:style-name="T152">-stick in de lijst van schijven aan de linkerkant en klik rechtsboven op </text:span></text:span><text:span text:style-name="Strong_20_Emphasis"><text:span text:style-name="T171">Schijfinstellingen</text:span></text:span><text:span text:style-name="Strong_20_Emphasis"><text:span text:style-name="T152"> </text:span></text:span><text:span text:style-name="Strong_20_Emphasis"><text:span text:style-name="T171">⋮</text:span></text:span><text:span text:style-name="Strong_20_Emphasis"><text:span text:style-name="T152"> (icoontje met de drie puntjes).</text:span></text:span></text:p><text:p text:style-name="P62"><text:span text:style-name="Strong_20_Emphasis"><text:span text:style-name="T152"><text:tab/>Kies </text:span></text:span><text:span text:style-name="Strong_20_Emphasis"><text:span text:style-name="T171">Schijfkopie terugzetten</text:span></text:span><text:span text:style-name="Strong_20_Emphasis"><text:span text:style-name="T152"> en selecteer </text:span></text:span><text:span text:style-name="Strong_20_Emphasis"><text:span text:style-name="T163">het net</text:span></text:span><text:span text:style-name="Strong_20_Emphasis"><text:span text:style-name="T161"> gedownloade </text:span></text:span><text:span text:style-name="Strong_20_Emphasis"><text:span text:style-name="T167">cd</text:span></text:span><text:span text:style-name="Strong_20_Emphasis"><text:span text:style-name="T161">-beeldbestand </text:span></text:span><text:span text:style-name="Strong_20_Emphasis"><text:span text:style-name="T162">(.iso)</text:span></text:span><text:span text:style-name="Strong_20_Emphasis"><text:span text:style-name="T161">.</text:span></text:span></text:p><text:p text:style-name="P57"><text:span text:style-name="Strong_20_Emphasis"><text:span text:style-name="T152"><text:tab/>Klik op </text:span></text:span><text:span text:style-name="Strong_20_Emphasis"><text:span text:style-name="T171">Terugzetten starten</text:span></text:span><text:span text:style-name="Strong_20_Emphasis"><text:span text:style-name="T152"> en vervolgens op </text:span></text:span><text:span text:style-name="Strong_20_Emphasis"><text:span text:style-name="T171">Terugzetten</text:span></text:span><text:span text:style-name="Strong_20_Emphasis"><text:span text:style-name="T153">.<text:line-break/></text:span></text:span><text:span text:style-name="Strong_20_Emphasis"><text:span text:style-name="T165">O</text:span></text:span><text:span text:style-name="Strong_20_Emphasis"><text:span text:style-name="T154">f </text:span></text:span><text:span text:style-name="Strong_20_Emphasis"><text:span text:style-name="T155">gebruik </text:span></text:span><text:span text:style-name="Strong_20_Emphasis"><text:span text:style-name="T156">het programma </text:span></text:span><text:span text:style-name="Strong_20_Emphasis"><text:span text:style-name="T138">Etche</text:span></text:span><text:span text:style-name="Strong_20_Emphasis"><text:span text:style-name="T139">r</text:span></text:span><text:span text:style-name="Strong_20_Emphasis"><text:span text:style-name="T156"> </text:span></text:span><text:span text:style-name="Strong_20_Emphasis"><text:span text:style-name="T157">(</text:span></text:span><text:a xlink:type="simple" xlink:href="https://www.balena.io/etcher/" text:style-name="Internet_20_link" text:visited-style-name="Visited_20_Internet_20_Link"><text:span text:style-name="Strong_20_Emphasis"><text:span text:style-name="T273">etcher.io</text:span></text:span></text:a><text:span text:style-name="Strong_20_Emphasis"><text:span text:style-name="T157">) </text:span></text:span><text:span text:style-name="Strong_20_Emphasis"><text:span text:style-name="T166">dat </text:span></text:span><text:span text:style-name="Strong_20_Emphasis"><text:span text:style-name="T154">beschikbaar </text:span></text:span><text:span text:style-name="Strong_20_Emphasis"><text:span text:style-name="T166">is </text:span></text:span><text:span text:style-name="Strong_20_Emphasis"><text:span text:style-name="T154">voor </text:span></text:span><text:span text:style-name="Strong_20_Emphasis"><text:span text:style-name="T152">Windows, </text:span></text:span><text:span text:style-name="Strong_20_Emphasis"><text:span text:style-name="T158">mac</text:span></text:span><text:span text:style-name="Strong_20_Emphasis"><text:span text:style-name="T159">OS</text:span></text:span><text:span text:style-name="Strong_20_Emphasis"><text:span text:style-name="T156">, </text:span></text:span><text:span text:style-name="Strong_20_Emphasis"><text:span text:style-name="T157">en </text:span></text:span><text:span text:style-name="Strong_20_Emphasis"><text:span text:style-name="T156">Linux</text:span></text:span><text:span text:style-name="Strong_20_Emphasis"><text:span text:style-name="T160">.</text:span></text:span></text:p></text:note-body></text:note></text:span><text:span text:style-name="T105"> </text:span><text:span text:style-name="T111">of dvd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2" office:value-type="string">
            <text:p text:style-name="P77"><text:span text:style-name="T108">Opstart/</text:span><text:span text:style-name="T109">bootmenu</text:span><text:span text:style-name="T108"> </text:span><text:span text:style-name="T105">via </text:span><text:span text:style-name="Definition"><text:span text:style-name="T5">opstartmenu</text:span></text:span><text:span text:style-name="T105"> </text:span><text:span text:style-name="T112">en </text:span><text:span text:style-name="T108">instellingen/</text:span><text:span text:style-name="T109">setup</text:span><text:span text:style-name="T105"> via </text:span><text:span text:style-name="Definition"><text:span text:style-name="T5">instellingen</text:span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38"/></text:span></text:p>
          </table:table-cell>
          <table:table-cell table:style-name="_32_._5f_Installatie_5f_uitvoeren.C3" office:value-type="string">
            <text:p text:style-name="P39"><text:span text:style-name="Strong_20_Emphasis"><text:span text:style-name="T80">D</text:span></text:span><text:span text:style-name="Strong_20_Emphasis"><text:span text:style-name="T77">ruk op de </text:span></text:span><text:span text:style-name="Strong_20_Emphasis"><text:span text:style-name="T78">Enter</text:span></text:span><text:span text:style-name="Strong_20_Emphasis"><text:span text:style-name="T77">-toets </text:span></text:span><text:span text:style-name="Strong_20_Emphasis"><text:span text:style-name="T80">(</text:span></text:span><text:span text:style-name="Strong_20_Emphasis"><text:span text:style-name="T84">Graphical install</text:span></text:span><text:span text:style-name="Strong_20_Emphasis"><text:span text:style-name="T80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5" office:value-type="string">
            <text:p text:style-name="P38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6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76"><draw:control text:anchor-type="as-char" draw:z-index="17" draw:name="Vorm13_ 1" draw:style-name="gr1" draw:text-style-name="P92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76"><text:span text:style-name="Strong_20_Emphasis"><text:span text:style-name="T31">Bij </text:span></text:span><text:span text:style-name="Strong_20_Emphasis"><text:span text:style-name="T90">Select a language</text:span></text:span><text:span text:style-name="Strong_20_Emphasis"><text:span text:style-name="T31"> kies </text:span></text:span><text:span text:style-name="Strong_20_Emphasis"><text:span text:style-name="T86">Nederlands</text:span></text:span><text:span text:style-name="Strong_20_Emphasis"><text:span text:style-name="T31"> en klik op </text:span></text:span><text:span text:style-name="Strong_20_Emphasis"><text:span text:style-name="T90">Continue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76"><draw:control text:anchor-type="as-char" draw:z-index="3" draw:name="Vorm13" draw:style-name="gr1" draw:text-style-name="P92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5"><text:span text:style-name="Strong_20_Emphasis"><text:span text:style-name="T79">Bij </text:span></text:span><text:span text:style-name="Strong_20_Emphasis"><text:span text:style-name="T85">Het netwerk configureren</text:span></text:span><text:span text:style-name="Strong_20_Emphasis"><text:span text:style-name="T79">: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83"><text:span text:style-name="Strong_20_Emphasis"><text:span text:style-name="T81">V</text:span></text:span><text:span text:style-name="Strong_20_Emphasis"><text:span text:style-name="T79">ul in </text:span></text:span><text:span text:style-name="Strong_20_Emphasis"><text:span text:style-name="T91">C</text:span></text:span><text:span text:style-name="Strong_20_Emphasis"><text:span text:style-name="T88">omputer</text:span></text:span><text:span text:style-name="Strong_20_Emphasis"><text:span text:style-name="T91">naam</text:span></text:span><text:span text:style-name="Strong_20_Emphasis"><text:span text:style-name="T34"> </text:span></text:span><text:span text:style-name="Definition"><text:span text:style-name="T8">computernaam</text:span></text:span><text:span text:style-name="Strong_20_Emphasis"><text:span text:style-name="T72">, </text:span></text:span><text:span text:style-name="Strong_20_Emphasis"><text:span text:style-name="T73">en </text:span></text:span><text:span text:style-name="Strong_20_Emphasis"><text:span text:style-name="T74">kl</text:span></text:span><text:span text:style-name="Strong_20_Emphasis"><text:span text:style-name="T75">ik op </text:span></text:span><text:span text:style-name="Strong_20_Emphasis"><text:span text:style-name="T93">V</text:span></text:span><text:span text:style-name="Strong_20_Emphasis"><text:span text:style-name="T94">erdergaan</text:span></text:span><text:span text:style-name="Strong_20_Emphasis"><text:span text:style-name="T75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draw:control text:anchor-type="as-char" draw:z-index="23" draw:name="Vorm 1" draw:style-name="gr1" draw:text-style-name="P92" svg:width="0.35cm" svg:height="0.35cm" draw:control="control24"/></text:p>
          </table:table-cell>
          <table:table-cell table:style-name="_32_._5f_Installatie_5f_uitvoeren.C9" office:value-type="string">
            <text:p text:style-name="P81">Bij <text:span text:style-name="T27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86"><text:span text:style-name="T226">Stel geen </text:span><text:span text:style-name="T229">Root</text:span><text:span text:style-name="T226">-wachtwoord in, klik gewoon op </text:span><text:span text:style-name="Strong_20_Emphasis"><text:span text:style-name="T95">V</text:span></text:span><text:span text:style-name="Strong_20_Emphasis"><text:span text:style-name="T96">erdergaan</text:span></text:span><text:span text:style-name="Strong_20_Emphasis"><text:span text:style-name="T70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4" office:value-type="string">
            <text:p text:style-name="P82"><text:span text:style-name="Strong_20_Emphasis"><text:span text:style-name="T81">V</text:span></text:span><text:span text:style-name="Strong_20_Emphasis"><text:span text:style-name="T79">ul in </text:span></text:span><text:span text:style-name="Strong_20_Emphasis"><text:span text:style-name="T87">Wat is </text:span></text:span><text:span text:style-name="Strong_20_Emphasis"><text:span text:style-name="T91">de volledige </text:span></text:span><text:span text:style-name="Strong_20_Emphasis"><text:span text:style-name="T87">naam </text:span></text:span><text:span text:style-name="Strong_20_Emphasis"><text:span text:style-name="T91">van de nieuwe gebruiker</text:span></text:span><text:span text:style-name="Strong_20_Emphasis"><text:span text:style-name="T87">?</text:span></text:span><text:span text:style-name="Strong_20_Emphasis"><text:span text:style-name="T32"> </text:span></text:span><text:span text:style-name="Definition"><text:span text:style-name="T8">gebruiker</text:span></text:span><text:span text:style-name="Strong_20_Emphasis"><text:span text:style-name="T72">, </text:span></text:span><text:span text:style-name="Strong_20_Emphasis"><text:span text:style-name="T73">en </text:span></text:span><text:span text:style-name="Strong_20_Emphasis"><text:span text:style-name="T74">kl</text:span></text:span><text:span text:style-name="Strong_20_Emphasis"><text:span text:style-name="T75">ik op </text:span></text:span><text:span text:style-name="Strong_20_Emphasis"><text:span text:style-name="T93">V</text:span></text:span><text:span text:style-name="Strong_20_Emphasis"><text:span text:style-name="T94">erdergaan</text:span></text:span><text:span text:style-name="Strong_20_Emphasis"><text:span text:style-name="T75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4" office:value-type="string">
            <text:p text:style-name="P85"><text:span text:style-name="Strong_20_Emphasis"><text:span text:style-name="T81">V</text:span></text:span><text:span text:style-name="Strong_20_Emphasis"><text:span text:style-name="T79">ul in </text:span></text:span><text:span text:style-name="Strong_20_Emphasis"><text:span text:style-name="T87">W</text:span></text:span><text:span text:style-name="Strong_20_Emphasis"><text:span text:style-name="T92">at is de gebruikersnaam voor uw </text:span></text:span><text:span text:style-name="Strong_20_Emphasis"><text:span text:style-name="T87"><text:s/></text:span></text:span><text:span text:style-name="Strong_20_Emphasis"><text:span text:style-name="T92">account</text:span></text:span><text:span text:style-name="Strong_20_Emphasis"><text:span text:style-name="T87">?</text:span></text:span><text:span text:style-name="Strong_20_Emphasis"><text:span text:style-name="T33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31">,</text:span></text:span><text:span text:style-name="Strong_20_Emphasis"><text:span text:style-name="T72"> </text:span></text:span><text:span text:style-name="Strong_20_Emphasis"><text:span text:style-name="T73">en </text:span></text:span><text:span text:style-name="Strong_20_Emphasis"><text:span text:style-name="T74">kl</text:span></text:span><text:span text:style-name="Strong_20_Emphasis"><text:span text:style-name="T75">ik op </text:span></text:span><text:span text:style-name="Strong_20_Emphasis"><text:span text:style-name="T93">V</text:span></text:span><text:span text:style-name="Strong_20_Emphasis"><text:span text:style-name="T94">erdergaan</text:span></text:span><text:span text:style-name="Strong_20_Emphasis"><text:span text:style-name="T75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6" office:value-type="string">
            <text:p text:style-name="P84"><text:span text:style-name="Strong_20_Emphasis"><text:span text:style-name="T37">Geef</text:span></text:span><text:span text:style-name="Strong_20_Emphasis"><text:span text:style-name="T32"> </text:span></text:span><text:span text:style-name="Strong_20_Emphasis"><text:span text:style-name="T35">tweemaal </text:span></text:span><text:span text:style-name="Strong_20_Emphasis"><text:span text:style-name="T37">een </text:span></text:span><text:span text:style-name="Strong_20_Emphasis"><text:span text:style-name="T89">wachtwoord</text:span></text:span><text:span text:style-name="Strong_20_Emphasis"><text:span text:style-name="T83">,</text:span></text:span><text:span text:style-name="Strong_20_Emphasis"><text:span text:style-name="T72"> </text:span></text:span><text:span text:style-name="Strong_20_Emphasis"><text:span text:style-name="T73">en </text:span></text:span><text:span text:style-name="Strong_20_Emphasis"><text:span text:style-name="T74">kl</text:span></text:span><text:span text:style-name="Strong_20_Emphasis"><text:span text:style-name="T75">ik op </text:span></text:span><text:span text:style-name="Strong_20_Emphasis"><text:span text:style-name="T93">V</text:span></text:span><text:span text:style-name="Strong_20_Emphasis"><text:span text:style-name="T94">erdergaan</text:span></text:span><text:span text:style-name="Strong_20_Emphasis"><text:span text:style-name="T75">.</text:span></text:span></text:p>
          </table:table-cell>
        </table:table-row>
      </table:table>
      <text:p text:style-name="P41"><text:span text:style-name="Strong_20_Emphasis"><text:span text:style-name="T82"/></text:span></text:p>
      <text:list xml:id="list155612187689884" text:continue-numbering="true" text:style-name="L1">
        <text:list-item>
          <text:p text:style-name="P91"><text:span text:style-name="Strong_20_Emphasis"><text:span text:style-name="T99">Installatie </text:span></text:span><text:span text:style-name="Strong_20_Emphasis"><text:span text:style-name="T100">afronden</text:span></text:span></text:p>
        </text:list-item>
      </text:list>
      <text:p text:style-name="P42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76"><draw:control text:anchor-type="as-char" draw:z-index="4" draw:name="Vorm22" draw:style-name="gr1" draw:text-style-name="P9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36">Aanmelden als </text:span></text:span><text:span text:style-name="Definition"><text:span text:style-name="T8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76"><draw:control text:anchor-type="as-char" draw:z-index="12" draw:name="Vorm4_1" draw:style-name="gr1" draw:text-style-name="P92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60"><text:span text:style-name="Strong_20_Emphasis"><text:span text:style-name="T38">Installeer </text:span></text:span><text:span text:style-name="Strong_20_Emphasis"><text:span text:style-name="T62">pakket kz</text:span></text:span><text:span text:style-name="Strong_20_Emphasis"><text:span text:style-name="T62"><text:note text:id="ftn6" text:note-class="footnote"><text:note-citation>1</text:note-citation><text:note-body><text:p text:style-name="P59"><text:span text:style-name="T276">Debian-</text:span><text:span text:style-name="T277">p</text:span>akket kz plaatst documenten en scripts van Karel Zimmer <text:span text:style-name="T275">(zie </text:span><text:a xlink:type="simple" xlink:href="https://karelzimmer.nl/" text:style-name="Internet_20_link" text:visited-style-name="Visited_20_Internet_20_Link"><text:span text:style-name="Strong_20_Emphasis"><text:span text:style-name="T274">karelzimmer.nl</text:span></text:span></text:a><text:span text:style-name="Strong_20_Emphasis"><text:span text:style-name="T164">) </text:span></text:span>voor het installeren en beheren van Debian en op Debian gebaseerd systeem zoals Ubuntu..</text:p></text:note-body></text:note></text:span></text:span><text:span text:style-name="Strong_20_Emphasis"><text:span text:style-name="T62">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38"/></text:span></text:p>
          </table:table-cell>
          <table:table-cell table:style-name="_33_._5f_Installatie_5f_afronden.C4" office:value-type="string">
            <text:p text:style-name="P47"><text:span text:style-name="T4">Typ</text:span><text:span text:style-name="Strong_20_Emphasis"><text:span text:style-name="T45">, of </text:span></text:span><text:span text:style-name="Strong_20_Emphasis"><text:span text:style-name="T44">kopieer en plak, de</text:span></text:span><text:span text:style-name="Strong_20_Emphasis"><text:span text:style-name="T54">z</text:span></text:span><text:span text:style-name="Strong_20_Emphasis"><text:span text:style-name="T55">e</text:span></text:span><text:span text:style-name="Strong_20_Emphasis"><text:span text:style-name="T44"> </text:span></text:span><text:span text:style-name="Strong_20_Emphasis"><text:span text:style-name="T68">twee</text:span></text:span><text:span text:style-name="Strong_20_Emphasis"><text:span text:style-name="T47"> </text:span></text:span><text:span text:style-name="Strong_20_Emphasis"><text:span text:style-name="T44">opdrachten, ieder gevolgd door de </text:span></text:span><text:span text:style-name="Strong_20_Emphasis"><text:span text:style-name="T41">Enter</text:span></text:span><text:span text:style-name="Strong_20_Emphasis"><text:span text:style-name="T40">-toets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5" office:value-type="string">
            <text:p text:style-name="P64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6" office:value-type="string">
            <text:p text:style-name="P64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49"><text:span text:style-name="Strong_20_Emphasis"><text:span text:style-name="T47">V</text:span>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8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76"><draw:control text:anchor-type="as-char" draw:z-index="5" draw:name="Vorm33" draw:style-name="gr1" draw:text-style-name="P92" svg:width="0.35cm" svg:height="0.35cm" draw:control="control6"/></text:span></text:span></text:p>
          </table:table-cell>
          <table:table-cell table:style-name="_33_._5f_Installatie_5f_afronden.C9" office:value-type="string">
            <text:p text:style-name="P45"><text:span text:style-name="Strong_20_Emphasis"><text:span text:style-name="T56">Rond de</text:span></text:span><text:span text:style-name="Strong_20_Emphasis"><text:span text:style-name="T57"> installatie </text:span></text:span><text:span text:style-name="Strong_20_Emphasis"><text:span text:style-name="T56">af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0" office:value-type="string">
            <text:p text:style-name="P78"><text:span text:style-name="Strong_20_Emphasis"><text:span text:style-name="T67">Typ</text:span></text:span><text:span text:style-name="Strong_20_Emphasis"><text:span text:style-name="T44"> de</text:span></text:span><text:span text:style-name="Strong_20_Emphasis"><text:span text:style-name="T46">z</text:span></text:span><text:span text:style-name="Strong_20_Emphasis"><text:span text:style-name="T44">e opdracht, gevolgd door de </text:span></text:span><text:span text:style-name="Strong_20_Emphasis"><text:span text:style-name="T41">Enter</text:span></text:span><text:span text:style-name="Strong_20_Emphasis"><text:span text:style-name="T40">-toets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1" office:value-type="string">
            <text:p text:style-name="P78"><text:span text:style-name="User_20_Entry"><text:span text:style-name="T25">kz </text:span></text:span><text:span text:style-name="User_20_Entry"><text:span text:style-name="T26">menu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38"/></text:span></text:p>
          </table:table-cell>
          <table:table-cell table:style-name="_33_._5f_Installatie_5f_afronden.C11" office:value-type="string">
            <text:p text:style-name="P79"><text:span text:style-name="Strong_20_Emphasis"><text:span text:style-name="T53">K</text:span></text:span><text:span text:style-name="Strong_20_Emphasis"><text:span text:style-name="T51">ie</text:span></text:span><text:span text:style-name="Strong_20_Emphasis"><text:span text:style-name="T52">s </text:span></text:span><text:span text:style-name="Strong_20_Emphasis"><text:span text:style-name="T98">3</text:span></text:span><text:span text:style-name="Strong_20_Emphasis"><text:span text:style-name="T64"> </text:span></text:span><text:span text:style-name="Strong_20_Emphasis"><text:span text:style-name="T44">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3" office:value-type="string">
            <text:p text:style-name="P51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42"><text:span text:style-name="Strong_20_Emphasis"><text:span text:style-name="T36"><text:tab/></text:span></text:span></text:p>
      <text:p text:style-name="P43"><text:span text:style-name="Strong_20_Emphasis"><text:span text:style-name="T49"><text:tab/></text:span></text:span></text:p>
      <text:list xml:id="list155611701280379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><text:span text:style-name="Strong_20_Emphasis"><text:span text:style-name="T76"><draw:control text:anchor-type="as-char" draw:z-index="13" draw:name="Vorm36_0" draw:style-name="gr1" draw:text-style-name="P92" svg:width="0.35cm" svg:height="0.35cm" draw:control="control14"/></text:span></text:span></text:p>
          </table:table-cell>
          <table:table-cell table:style-name="Tabel2.A1" office:value-type="string">
            <text:p text:style-name="P73"><text:span text:style-name="Strong_20_Emphasis"><text:span text:style-name="T76"><draw:control text:anchor-type="as-char" draw:z-index="21" draw:name="Vorm36_ 1" draw:style-name="gr1" draw:text-style-name="P92" svg:width="0.35cm" svg:height="0.35cm" draw:control="control22"/></text:span></text:span></text:p>
          </table:table-cell>
          <table:table-cell table:style-name="Tabel2.D1" office:value-type="string">
            <text:p text:style-name="P37"><text:span text:style-name="Strong_20_Emphasis"><text:span text:style-name="T36">Aanmelden als </text:span></text:span><text:span text:style-name="Definition"><text:span text:style-name="T8">gebruiker</text:span></text:span><text:span text:style-name="Strong_20_Emphasis"><text:span text:style-name="T39"><text:note text:id="ftn7" text:note-class="footnote"><text:note-citation>1</text:note-citation><text:note-body><text:p text:style-name="P54"><text:span text:style-name="User_20_Entry"><text:span text:style-name="T114">E</text:span></text:span><text:span text:style-name="User_20_Entry"><text:span text:style-name="T129">v</text:span></text:span><text:span text:style-name="User_20_Entry"><text:span text:style-name="T130">en</text:span></text:span><text:span text:style-name="User_20_Entry"><text:span text:style-name="T132">t</text:span></text:span><text:span text:style-name="User_20_Entry"><text:span text:style-name="T133">uele </text:span></text:span><text:span text:style-name="User_20_Entry"><text:span text:style-name="T134">extra </text:span></text:span><text:span text:style-name="Definition"><text:span text:style-name="T271">gebruiker</text:span></text:span><text:span text:style-name="User_20_Entry"><text:span text:style-name="T134">s aanmelden </text:span></text:span><text:span text:style-name="User_20_Entry"><text:span text:style-name="T135">en dezelfde stappen uitvoeren</text:span></text:span><text:span text:style-name="User_20_Entry"><text:span text:style-name="T131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><text:span text:style-name="Strong_20_Emphasis"><text:span text:style-name="T76"><draw:control text:anchor-type="as-char" draw:z-index="14" draw:name="Vorm36_2" draw:style-name="gr1" draw:text-style-name="P92" svg:width="0.35cm" svg:height="0.35cm" draw:control="control15"/></text:span></text:span></text:p>
          </table:table-cell>
          <table:table-cell table:style-name="Tabel2.A1" office:value-type="string">
            <text:p text:style-name="P74"><text:span text:style-name="Strong_20_Emphasis"><text:span text:style-name="T76"><draw:control text:anchor-type="as-char" draw:z-index="22" draw:name="Vorm36_ 2" draw:style-name="gr1" draw:text-style-name="P92" svg:width="0.35cm" svg:height="0.35cm" draw:control="control23"/></text:span></text:span></text:p>
          </table:table-cell>
          <table:table-cell table:style-name="Tabel2.D3" office:value-type="string">
            <text:p text:style-name="P36"><text:span text:style-name="Strong_20_Emphasis"><text:span text:style-name="T58">R</text:span></text:span><text:span text:style-name="Strong_20_Emphasis"><text:span text:style-name="T59">icht </text:span></text:span><text:span text:style-name="Strong_20_Emphasis"><text:span text:style-name="T60">de </text:span></text:span><text:span text:style-name="Strong_20_Emphasis"><text:span text:style-name="T65">gebruiker</text:span></text:span><text:span text:style-name="Strong_20_Emphasis"><text:span text:style-name="T59"> </text:span></text:span><text:span text:style-name="Strong_20_Emphasis"><text:span text:style-name="T61">in:</text:span></text:span></text:p>
          </table:table-cell>
        </table:table-row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/>
          </table:table-cell>
          <table:table-cell table:style-name="Tabel2.D3" office:value-type="string">
            <text:p text:style-name="P78"><text:span text:style-name="Strong_20_Emphasis"><text:span text:style-name="T67">Typ</text:span></text:span><text:span text:style-name="Strong_20_Emphasis"><text:span text:style-name="T44"> de</text:span></text:span><text:span text:style-name="Strong_20_Emphasis"><text:span text:style-name="T46">z</text:span></text:span><text:span text:style-name="Strong_20_Emphasis"><text:span text:style-name="T44">e opdracht, gevolgd door de </text:span></text:span><text:span text:style-name="Strong_20_Emphasis"><text:span text:style-name="T41">Enter</text:span></text:span><text:span text:style-name="Strong_20_Emphasis"><text:span text:style-name="T40">-toets:</text:span></text:span></text:p>
          </table:table-cell>
        </table:table-row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/>
          </table:table-cell>
          <table:table-cell table:style-name="Tabel2.D3" office:value-type="string">
            <text:p text:style-name="P78"><text:span text:style-name="User_20_Entry"><text:span text:style-name="T25">kz </text:span></text:span><text:span text:style-name="User_20_Entry"><text:span text:style-name="T26">menu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0"><text:span text:style-name="Strong_20_Emphasis"><text:span text:style-name="T53">K</text:span></text:span><text:span text:style-name="Strong_20_Emphasis"><text:span text:style-name="T51">ie</text:span></text:span><text:span text:style-name="Strong_20_Emphasis"><text:span text:style-name="T52">s </text:span></text:span><text:span text:style-name="Strong_20_Emphasis"><text:span text:style-name="T98">4 </text:span></text:span><text:span text:style-name="Strong_20_Emphasis"><text:span text:style-name="T44">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7" office:value-type="string">
            <text:p text:style-name="P52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7"/>
      <text:p text:style-name="P6"/>
      <text:p text:style-name="P63"><text:span text:style-name="T101">E</text:span><text:span text:style-name="T102">inde c</text:span><text:span text:style-name="T103">hecklist, </text:span><text:span text:style-name="T104">d</text:span><text:span text:style-name="T103">e</text:span><text:span text:style-name="T196"> installatie van </text:span><text:span text:style-name="T196"><text:user-field-get text:name="Distro">Debian</text:user-field-get></text:span><text:span text:style-name="T200"><text:s/></text:span><text:span text:style-name="T200"><text:user-field-get text:name="Version">12</text:user-field-get></text:span><text:span text:style-name="Strong_20_Emphasis"><text:span text:style-name="T197"><text:s/></text:span></text:span><text:span text:style-name="Strong_20_Emphasis"><text:span text:style-name="T198">LTS </text:span></text:span><text:span text:style-name="Strong_20_Emphasis"><text:span text:style-name="T201"><text:user-field-get text:name="Edition">server</text:user-field-get></text:span></text:span><text:span text:style-name="Strong_20_Emphasis"><text:span text:style-name="T201"><text:s/></text:span></text:span><text:span text:style-name="T196">is voltooid.</text:span></text:p>
      <text:p text:style-name="P33"/>
      <text:p text:style-name="P27"><text:span text:style-name="Emphasis"><text:span text:style-name="T27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9">Karel Zimmer</text:span></text:span></text:a><text:span text:style-name="Emphasis"><text:span text:style-name="T27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1">CC0 1.0 Universeel</text:span></text:span></text:a><text:span text:style-name="Emphasis"><text:span text:style-name="T278">,</text:span></text:span><text:span text:style-name="Emphasis"><text:span text:style-name="T280"> </text:span></text:span><text:span text:style-name="Strong_20_Emphasis"><text:span text:style-name="T49"><text:user-field-get text:name="Releaseyear">2023</text:user-field-get></text:span></text:span><text:span text:style-name="Emphasis"><text:span text:style-name="T28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05T15:56:10.065113645">05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5:55:57.501045071</dc:date>
    <meta:keyword>Installatie</meta:keyword>
    <meta:keyword>Checklist</meta:keyword>
    <meta:keyword>Linux</meta:keyword>
    <meta:editing-cycles>6851</meta:editing-cycles>
    <meta:editing-duration>P12DT3H20M8S</meta:editing-duration>
    <meta:print-date>2021-03-23T20:07:57.967210640</meta:print-date>
    <dc:creator>Karel Zimmer</dc:creator>
    <meta:document-statistic meta:table-count="4" meta:image-count="0" meta:object-count="0" meta:page-count="4" meta:paragraph-count="90" meta:word-count="546" meta:character-count="3806" meta:non-whitespace-character-count="3301"/>
    <meta:user-defined meta:name="Info 1"/>
    <meta:user-defined meta:name="Info 2"/>
    <meta:user-defined meta:name="Info 3"/>
    <meta:user-defined meta:name="Info 4"/>
  </office:meta>
</office:document-meta>
</file>